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mana" svg:font-family="Timmana" style:font-pitch="variable"/>
    <style:font-face style:name="Tlwg Typist" svg:font-family="'Tlwg Typist'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lwg Typist" officeooo:paragraph-rsid="000a1ed2"/>
    </style:style>
    <style:style style:name="P3" style:family="paragraph" style:parent-style-name="Standard">
      <style:paragraph-properties fo:line-height="100%" fo:text-align="center" style:justify-single-word="false"/>
      <style:text-properties style:font-name="Tlwg Typist" fo:font-size="32pt" fo:font-style="normal" fo:font-weight="bold" officeooo:paragraph-rsid="000a1ed2" style:font-size-asian="32pt" style:font-style-asian="normal" style:font-weight-asian="bold" style:font-size-complex="32pt" style:font-style-complex="normal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lwg Typist" fo:font-size="16pt" officeooo:rsid="001488a6" officeooo:paragraph-rsid="000a1ed2" style:font-size-asian="16pt" style:font-size-complex="16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lwg Typist" fo:font-size="16pt" officeooo:paragraph-rsid="000a1ed2" style:font-size-asian="16pt" style:font-size-complex="16pt"/>
    </style:style>
    <style:style style:name="P6" style:family="paragraph" style:parent-style-name="Standard">
      <style:text-properties style:font-name="Tlwg Typist" fo:font-weight="normal" style:font-weight-asian="normal" style:font-weight-complex="normal"/>
    </style:style>
    <style:style style:name="P7" style:family="paragraph" style:parent-style-name="Standard">
      <style:text-properties style:font-name="Tlwg Typist" fo:font-weight="normal" officeooo:rsid="000a1ed2" officeooo:paragraph-rsid="000a1ed2" style:font-weight-asian="normal" style:font-weight-complex="normal"/>
    </style:style>
    <style:style style:name="P8" style:family="paragraph" style:parent-style-name="Standard">
      <style:text-properties style:font-name="Tlwg Typist" fo:font-weight="normal" officeooo:paragraph-rsid="000a1ed2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lwg Typist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mana" fo:font-size="32pt" officeooo:paragraph-rsid="000a1ed2" style:font-size-asian="32pt" style:font-size-complex="32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>
      <style:text-properties style:font-name="Tlwg Typist"/>
    </style:style>
    <style:style style:name="P20" style:family="paragraph" style:parent-style-name="Text_20_body" style:list-style-name="L3">
      <style:paragraph-properties fo:margin-top="0cm" fo:margin-bottom="0cm" style:contextual-spacing="false"/>
      <style:text-properties style:font-name="Tlwg Typist"/>
    </style:style>
    <style:style style:name="P21" style:family="paragraph" style:parent-style-name="Text_20_body" style:list-style-name="L3">
      <style:text-properties style:font-name="Tlwg Typist"/>
    </style:style>
    <style:style style:name="P22" style:family="paragraph" style:parent-style-name="Text_20_body" style:list-style-name="L4">
      <style:paragraph-properties fo:margin-top="0cm" fo:margin-bottom="0cm" style:contextual-spacing="false"/>
      <style:text-properties style:font-name="Tlwg Typist"/>
    </style:style>
    <style:style style:name="P23" style:family="paragraph" style:parent-style-name="Text_20_body" style:list-style-name="L4">
      <style:text-properties style:font-name="Tlwg Typist"/>
    </style:style>
    <style:style style:name="P24" style:family="paragraph" style:parent-style-name="Text_20_body">
      <style:text-properties style:font-name="Tlwg Typist" officeooo:paragraph-rsid="000a1ed2"/>
    </style:style>
    <style:style style:name="T1" style:family="text">
      <style:text-properties style:font-name="Tlwg Typist"/>
    </style:style>
    <style:style style:name="T2" style:family="text">
      <style:text-properties style:font-name="Tlwg Typist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lwg Typist" officeooo:rsid="000a1ed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a1ed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/></text:h>
      <text:h text:style-name="P1" text:outline-level="3"><text:span text:style-name="T1"/></text:h>
      <text:p text:style-name="P10"/>
      <text:p text:style-name="P10"/>
      <text:p text:style-name="P10"/>
      <text:p text:style-name="P10"/>
      <text:p text:style-name="P3">Manual <text:span text:style-name="T6">Técnico</text:span></text:p>
      <text:p text:style-name="P4">Compiladores 1</text:p>
      <text:p text:style-name="P5">NOOTBOOK</text:p>
      <text:p text:style-name="P2">practica 1</text:p>
      <text:p text:style-name="P2"/>
      <text:p text:style-name="P2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3"><text:soft-page-break/><text:span text:style-name="T1"/></text:h>
      <text:h text:style-name="P1" text:outline-level="3"><text:span text:style-name="T1"><text:s/></text:span><text:span text:style-name="Strong_20_Emphasis"><text:span text:style-name="T2">Organización del Proyecto</text:span></text:span></text:h>
      <text:p text:style-name="P19">Tienes dos principales áreas de análisis:</text:p>
      <text:list xml:id="list1143728041" text:style-name="L1">
        <text:list-item>
          <text:p text:style-name="P13"><text:span text:style-name="Strong_20_Emphasis"><text:span text:style-name="T1">AnálisisMarkdown</text:span></text:span><text:span text:style-name="T1"> → Procesa texto en formato Markdown.</text:span></text:p>
        </text:list-item>
        <text:list-item>
          <text:p text:style-name="P12"><text:span text:style-name="Strong_20_Emphasis"><text:span text:style-name="T1">AnálisisCódigo</text:span></text:span><text:span text:style-name="T1"> → Procesa código y ejecuta comandos.</text:span></text:p>
          <text:p text:style-name="P12"/>
        </text:list-item>
      </text:list>
      <text:p text:style-name="P24">Ambos interactúan con una clase en común:</text:p>
      <text:list xml:id="list1319509290" text:style-name="L2">
        <text:list-item>
          <text:p text:style-name="P14"><text:span text:style-name="Strong_20_Emphasis"><text:span text:style-name="T1">ErroresLexicos</text:span></text:span><text:span text:style-name="T1"> → Maneja errores léxicos en ambas áreas.</text:span></text:p>
        </text:list-item>
      </text:list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Estructura de Clases y Relaciones</text:span></text:span></text:h>
      <text:list xml:id="list1908918000" text:style-name="L3">
        <text:list-item>
          <text:p text:style-name="P15"><text:span text:style-name="Strong_20_Emphasis"><text:span text:style-name="T1">AnálisisMarkdown</text:span></text:span></text:p>
          <text:list>
            <text:list-item>
              <text:p text:style-name="P16"><text:span text:style-name="T1">Usa la clase </text:span><text:span text:style-name="Source_20_Text"><text:span text:style-name="T1">Formato</text:span></text:span><text:span text:style-name="T1"> → Probablemente maneja negritas, cursivas, etc.</text:span></text:p>
            </text:list-item>
            <text:list-item>
              <text:p text:style-name="P16"><text:span text:style-name="T1">Usa la clase </text:span><text:span text:style-name="Source_20_Text"><text:span text:style-name="T1">Header</text:span></text:span><text:span text:style-name="T1"> → Se encarga de interpretar encabezados (</text:span><text:span text:style-name="Source_20_Text"><text:span text:style-name="T1"># Título</text:span></text:span><text:span text:style-name="T1">).</text:span></text:p>
            </text:list-item>
            <text:list-item>
              <text:p text:style-name="P16"><text:span text:style-name="T1">Usa la clase </text:span><text:span text:style-name="Source_20_Text"><text:span text:style-name="T1">Lista</text:span></text:span><text:span text:style-name="T1"> → Maneja listas con </text:span><text:span text:style-name="Source_20_Text"><text:span text:style-name="T1">-</text:span></text:span><text:span text:style-name="T1">, </text:span><text:span text:style-name="Source_20_Text"><text:span text:style-name="T1">*</text:span></text:span><text:span text:style-name="T1">, etc.</text:span></text:p>
            </text:list-item>
            <text:list-item>
              <text:p text:style-name="P16"><text:span text:style-name="T1">Usa </text:span><text:span text:style-name="Source_20_Text"><text:span text:style-name="T1">ErroresLexicos</text:span></text:span><text:span text:style-name="T1"> → Para validar errores en el texto Markdown.</text:span></text:p>
              <text:p text:style-name="P16"/>
            </text:list-item>
          </text:list>
        </text:list-item>
        <text:list-item>
          <text:p text:style-name="P15"><text:span text:style-name="Strong_20_Emphasis"><text:span text:style-name="T1">AnálisisCódigo</text:span></text:span></text:p>
          <text:list>
            <text:list-item>
              <text:p text:style-name="P20">Se encarga de interpretar y ejecutar código en el lenguaje definido.</text:p>
            </text:list-item>
            <text:list-item>
              <text:p text:style-name="P16"><text:span text:style-name="T1">Usa </text:span><text:span text:style-name="Source_20_Text"><text:span text:style-name="T1">ErroresLexicos</text:span></text:span><text:span text:style-name="T1"> → Para validar errores en la sintaxis del código.</text:span></text:p>
              <text:p text:style-name="P16"/>
            </text:list-item>
          </text:list>
        </text:list-item>
        <text:list-item>
          <text:p text:style-name="P15"><text:span text:style-name="Strong_20_Emphasis"><text:span text:style-name="T1">ErroresLexicos</text:span></text:span></text:p>
          <text:list>
            <text:list-item>
              <text:p text:style-name="P16"><text:span text:style-name="T1">Clase en común entre </text:span><text:span text:style-name="Strong_20_Emphasis"><text:span text:style-name="T1">AnálisisMarkdown</text:span></text:span><text:span text:style-name="T1"> y </text:span><text:span text:style-name="Strong_20_Emphasis"><text:span text:style-name="T1">AnálisisCódigo</text:span></text:span><text:span text:style-name="T1">.</text:span></text:p>
            </text:list-item>
            <text:list-item>
              <text:p text:style-name="P21">Se encarga de capturar y reportar errores en ambos procesos.</text:p>
            </text:list-item>
          </text:list>
        </text:list-item>
      </text:list>
      <text:h text:style-name="Heading_20_3" text:outline-level="3"><text:span text:style-name="Strong_20_Emphasis"><text:span text:style-name="T1"/></text:span></text:h>
      <text:p text:style-name="Text_20_body"><text:span text:style-name="Strong_20_Emphasis"/></text:p>
      <text:h text:style-name="Heading_20_3" text:outline-level="3"><text:soft-page-break/><text:span text:style-name="Strong_20_Emphasis"><text:span text:style-name="T1">Explicación del Flujo de </text:span></text:span><text:span text:style-name="Strong_20_Emphasis"><text:span text:style-name="T3">programa</text:span></text:span></text:h>
      <text:list xml:id="list3551380877" text:style-name="L4">
        <text:list-item>
          <text:p text:style-name="P17"><text:span text:style-name="Strong_20_Emphasis"><text:span text:style-name="T1">Markdown</text:span></text:span></text:p>
          <text:list>
            <text:list-item>
              <text:p text:style-name="P22">Se analiza el texto ingresado.</text:p>
            </text:list-item>
            <text:list-item>
              <text:p text:style-name="P22">Se identifican encabezados, listas y formatos especiales.</text:p>
            </text:list-item>
            <text:list-item>
              <text:p text:style-name="P18"><text:span text:style-name="T1">Si hay errores en la sintaxis Markdown, </text:span><text:span text:style-name="Source_20_Text"><text:span text:style-name="T1">ErroresLexicos</text:span></text:span><text:span text:style-name="T1"> los captura.</text:span></text:p>
            </text:list-item>
            <text:list-item>
              <text:p text:style-name="P22">Se genera la representación visual del texto con el formato adecuado.</text:p>
            </text:list-item>
          </text:list>
        </text:list-item>
        <text:list-item>
          <text:p text:style-name="P17"><text:span text:style-name="Strong_20_Emphasis"><text:span text:style-name="T1">Código</text:span></text:span></text:p>
          <text:list>
            <text:list-item>
              <text:p text:style-name="P22">Se procesa el código ingresado.</text:p>
            </text:list-item>
            <text:list-item>
              <text:p text:style-name="P22">Se analizan variables, operadores y expresiones.</text:p>
            </text:list-item>
            <text:list-item>
              <text:p text:style-name="P18"><text:span text:style-name="Source_20_Text"><text:span text:style-name="T1">ErroresLexicos</text:span></text:span><text:span text:style-name="T1"> valida que no haya errores en la sintaxis.</text:span></text:p>
            </text:list-item>
            <text:list-item>
              <text:p text:style-name="P23">Si todo está bien, se ejecuta el código y se genera el resultado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9">Organización</text:p>
      <text:p text:style-name="P6"><text:tab/>App</text:p>
      <text:p text:style-name="P6"><text:tab/><text:tab/>Scr</text:p>
      <text:p text:style-name="P6"><text:tab/><text:tab/><text:tab/>Main</text:p>
      <text:p text:style-name="P6"><text:tab/><text:tab/><text:tab/><text:tab/>Java</text:p>
      <text:p text:style-name="P6"><text:tab/><text:tab/><text:tab/><text:tab/><text:tab/>Nootbookmovil</text:p>
      <text:p text:style-name="P6"><text:tab/><text:tab/><text:tab/><text:tab/><text:tab/><text:tab/><text:tab/><text:span text:style-name="T6">AnalisisMarldown</text:span></text:p>
      <text:p text:style-name="P6"><text:tab/><text:tab/><text:tab/><text:tab/><text:tab/><text:tab/><text:tab/><text:tab/><text:span text:style-name="T6">Formato</text:span></text:p>
      <text:p text:style-name="P6"><text:tab/><text:tab/><text:tab/><text:tab/><text:tab/><text:tab/><text:tab/><text:tab/><text:span text:style-name="T6">Headers</text:span></text:p>
      <text:p text:style-name="P6"><text:tab/><text:tab/><text:tab/><text:tab/><text:tab/><text:tab/><text:tab/><text:tab/><text:span text:style-name="T6">Listas</text:span></text:p>
      <text:p text:style-name="P6"><text:tab/><text:tab/><text:tab/><text:tab/><text:tab/><text:tab/><text:tab/><text:span text:style-name="T6">ArchivoCodigo</text:span></text:p>
      <text:p text:style-name="P7"><text:tab/><text:tab/><text:tab/><text:tab/><text:tab/><text:tab/><text:tab/><text:tab/>parser</text:p>
      <text:p text:style-name="P7"><text:tab/><text:tab/><text:tab/><text:tab/><text:tab/><text:tab/><text:tab/><text:tab/>AnalizadorLexicoCodigo</text:p>
      <text:p text:style-name="P7"><text:tab/><text:tab/><text:tab/><text:tab/><text:tab/><text:tab/><text:tab/><text:tab/>Sym</text:p>
      <text:p text:style-name="P8"><text:span text:style-name="T6"><text:tab/><text:tab/><text:tab/><text:tab/><text:tab/><text:tab/><text:tab/>ArchivoTexto</text:span></text:p>
      <text:p text:style-name="P7"><text:tab/><text:tab/><text:tab/><text:tab/><text:tab/><text:tab/><text:tab/><text:tab/>parser</text:p>
      <text:p text:style-name="P7"><text:tab/><text:tab/><text:tab/><text:tab/><text:tab/><text:tab/><text:tab/><text:tab/>AnalizadorLexicoTexto</text:p>
      <text:p text:style-name="P7"><text:tab/><text:tab/><text:tab/><text:tab/><text:tab/><text:tab/><text:tab/><text:tab/>Sym</text:p>
      <text:p text:style-name="P6"><text:tab/><text:tab/><text:tab/><text:tab/><text:tab/><text:tab/><text:tab/>Backend</text:p>
      <text:p text:style-name="P6"><text:tab/><text:tab/><text:tab/><text:tab/><text:tab/><text:tab/><text:tab/><text:tab/>AnalisiMArcado.java</text:p>
      <text:p text:style-name="P6"><text:tab/><text:tab/><text:tab/><text:tab/><text:tab/><text:tab/><text:tab/><text:tab/>AnalisisCodigo,java</text:p>
      <text:p text:style-name="P6"><text:tab/><text:tab/><text:tab/><text:tab/><text:tab/><text:tab/><text:tab/><text:tab/><text:span text:style-name="T6">ErroresLexicos</text:span></text:p>
      <text:p text:style-name="P6"><text:tab/><text:tab/><text:tab/><text:tab/><text:tab/><text:tab/><text:tab/><text:tab/>Compilador.java</text:p>
      <text:p text:style-name="P6"><text:tab/><text:tab/><text:tab/><text:tab/><text:tab/><text:tab/><text:tab/>Navigation</text:p>
      <text:p text:style-name="P6"><text:tab/><text:tab/><text:tab/><text:tab/><text:tab/><text:tab/><text:tab/><text:tab/>AppScreems</text:p>
      <text:p text:style-name="P6"><text:tab/><text:tab/><text:tab/><text:tab/><text:tab/><text:tab/><text:tab/><text:tab/>AppNavigation.kt</text:p>
      <text:p text:style-name="P6"><text:tab/><text:tab/><text:tab/><text:tab/><text:tab/><text:tab/><text:tab/>screems</text:p>
      <text:p text:style-name="P6"><text:tab/><text:tab/><text:tab/><text:tab/><text:tab/><text:tab/><text:tab/><text:tab/>paginaPrincipal.kt</text:p>
      <text:p text:style-name="P6"><text:tab/><text:tab/><text:tab/><text:tab/><text:tab/><text:tab/><text:tab/><text:tab/>agregarTarea.kt</text:p>
      <text:p text:style-name="P6"><text:tab/><text:tab/><text:tab/><text:tab/><text:tab/><text:tab/><text:tab/>MyActivity.kt</text:p>
      <text:p text:style-name="P6"><text:tab/><text:tab/>Libs</text:p>
      <text:p text:style-name="P6"><text:tab/><text:tab/><text:tab/>Java-cup.11b.jar</text:p>
      <text:p text:style-name="P6"><text:tab/><text:tab/><text:tab/>Jflex-full-1.9.1.j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mana" svg:font-family="Timmana" style:font-pitch="variable"/>
    <style:font-face style:name="Tlwg Typist" svg:font-family="'Tlwg Typis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4:40:26.118201869</meta:creation-date>
    <dc:date>2025-03-05T14:50:17.463256773</dc:date>
    <meta:editing-duration>PT9M52S</meta:editing-duration>
    <meta:editing-cycles>1</meta:editing-cycles>
    <meta:document-statistic meta:table-count="0" meta:image-count="0" meta:object-count="0" meta:page-count="4" meta:paragraph-count="68" meta:word-count="267" meta:character-count="1968" meta:non-whitespace-character-count="1584"/>
    <meta:generator>LibreOffice/7.3.7.2$Linux_X86_64 LibreOffice_project/30$Build-2</meta:generator>
  </office:meta>
</office:document-meta>
</file>